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paragraph-properties fo:margin-left="0cm" fo:margin-right="1cm" fo:line-height="100%" fo:text-indent="0cm" style:auto-text-indent="false"/>
      <style:text-properties officeooo:paragraph-rsid="001f4224"/>
    </style:style>
    <style:style style:name="P2" style:family="paragraph" style:parent-style-name="Standard">
      <style:paragraph-properties fo:margin-left="0cm" fo:margin-right="1cm" fo:line-height="100%" fo:text-indent="0cm" style:auto-text-indent="false"/>
      <style:text-properties style:text-underline-style="solid" style:text-underline-width="auto" style:text-underline-color="font-color" fo:font-weight="bold" officeooo:rsid="0019620d" officeooo:paragraph-rsid="001ac81b" style:font-weight-asian="bold" style:font-weight-complex="bold"/>
    </style:style>
    <style:style style:name="P3" style:family="paragraph" style:parent-style-name="Standard">
      <style:paragraph-properties fo:margin-left="0cm" fo:margin-right="1cm" fo:line-height="100%" fo:text-indent="0cm" style:auto-text-indent="false"/>
      <style:text-properties style:text-underline-style="none" fo:font-weight="bold" officeooo:rsid="0019620d" officeooo:paragraph-rsid="001ac81b" style:font-weight-asian="bold" style:font-weight-complex="bold"/>
    </style:style>
    <style:style style:name="P4"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Standard">
      <style:paragraph-properties fo:line-height="100%"/>
      <style:text-properties officeooo:rsid="0019620d" officeooo:paragraph-rsid="001f4224"/>
    </style:style>
    <style:style style:name="P10" style:family="paragraph" style:parent-style-name="Standard">
      <style:paragraph-properties fo:line-height="100%"/>
      <style:text-properties officeooo:rsid="0019620d" officeooo:paragraph-rsid="0019620d"/>
    </style:style>
    <style:style style:name="P11" style:family="paragraph" style:parent-style-name="Standard">
      <style:paragraph-properties fo:line-height="100%"/>
      <style:text-properties officeooo:rsid="0019620d" officeooo:paragraph-rsid="001ac81b"/>
    </style:style>
    <style:style style:name="P12" style:family="paragraph" style:parent-style-name="Standard">
      <style:paragraph-properties fo:line-height="100%" fo:text-align="center" style:justify-single-word="false"/>
      <style:text-properties officeooo:rsid="0019620d" officeooo:paragraph-rsid="0019620d"/>
    </style:style>
    <style:style style:name="P13" style:family="paragraph" style:parent-style-name="Standard">
      <style:paragraph-properties fo:line-height="100%"/>
      <style:text-properties officeooo:paragraph-rsid="002d6fc7"/>
    </style:style>
    <style:style style:name="P14" style:family="paragraph" style:parent-style-name="Standard">
      <style:paragraph-properties fo:line-height="100%"/>
      <style:text-properties officeooo:paragraph-rsid="001f4224"/>
    </style:style>
    <style:style style:name="P15" style:family="paragraph" style:parent-style-name="Standard">
      <style:paragraph-properties fo:line-height="100%"/>
      <style:text-properties officeooo:paragraph-rsid="001f037b"/>
    </style:style>
    <style:style style:name="P16" style:family="paragraph" style:parent-style-name="Standard">
      <style:paragraph-properties fo:line-height="100%" fo:text-align="center" style:justify-single-word="false"/>
      <style:text-properties officeooo:paragraph-rsid="0019620d"/>
    </style:style>
    <style:style style:name="P17" style:family="paragraph" style:parent-style-name="Standard">
      <style:paragraph-properties fo:line-height="100%"/>
      <style:text-properties style:text-underline-style="solid" style:text-underline-width="auto" style:text-underline-color="font-color" officeooo:rsid="0019620d" officeooo:paragraph-rsid="002d6fc7"/>
    </style:style>
    <style:style style:name="P18" style:family="paragraph" style:parent-style-name="Standard">
      <style:paragraph-properties fo:line-height="100%"/>
      <style:text-properties style:text-underline-style="solid" style:text-underline-width="auto" style:text-underline-color="font-color" officeooo:rsid="0019620d" officeooo:paragraph-rsid="001f4224"/>
    </style:style>
    <style:style style:name="P19" style:family="paragraph" style:parent-style-name="Standard">
      <style:paragraph-properties fo:line-height="100%"/>
      <style:text-properties style:text-underline-style="solid" style:text-underline-width="auto" style:text-underline-color="font-color" officeooo:rsid="0019620d" officeooo:paragraph-rsid="001f037b"/>
    </style:style>
    <style:style style:name="P20" style:family="paragraph" style:parent-style-name="Standard">
      <style:paragraph-properties fo:line-height="100%"/>
      <style:text-properties style:text-underline-style="solid" style:text-underline-width="auto" style:text-underline-color="font-color" officeooo:rsid="0019620d" officeooo:paragraph-rsid="0019620d"/>
    </style:style>
    <style:style style:name="P21" style:family="paragraph" style:parent-style-name="Standard">
      <style:paragraph-properties fo:line-height="100%"/>
      <style:text-properties officeooo:rsid="001f4224" officeooo:paragraph-rsid="001f4224"/>
    </style:style>
    <style:style style:name="P22" style:family="paragraph" style:parent-style-name="Standard">
      <style:paragraph-properties fo:margin-top="0cm" fo:margin-bottom="0.499cm" loext:contextual-spacing="false" fo:line-height="100%"/>
      <style:text-properties officeooo:paragraph-rsid="0030acab"/>
    </style:style>
    <style:style style:name="P23" style:family="paragraph" style:parent-style-name="Standard">
      <style:paragraph-properties fo:margin-top="0cm" fo:margin-bottom="0.499cm" loext:contextual-spacing="false" fo:line-height="100%"/>
      <style:text-properties officeooo:paragraph-rsid="00348dea"/>
    </style:style>
    <style:style style:name="P24" style:family="paragraph" style:parent-style-name="Standard">
      <style:paragraph-properties fo:margin-top="0cm" fo:margin-bottom="0.499cm" loext:contextual-spacing="false" fo:line-height="100%"/>
      <style:text-properties officeooo:paragraph-rsid="00358310"/>
    </style:style>
    <style:style style:name="P25" style:family="paragraph" style:parent-style-name="Standard">
      <style:paragraph-properties fo:margin-top="0cm" fo:margin-bottom="0.499cm" loext:contextual-spacing="false" fo:line-height="100%"/>
      <style:text-properties officeooo:paragraph-rsid="00384e54"/>
    </style:style>
    <style:style style:name="P26" style:family="paragraph" style:parent-style-name="Standard">
      <style:paragraph-properties fo:margin-top="0cm" fo:margin-bottom="0.499cm" loext:contextual-spacing="false"/>
      <style:text-properties officeooo:paragraph-rsid="0024317d"/>
    </style:style>
    <style:style style:name="P27" style:family="paragraph" style:parent-style-name="Standard">
      <style:paragraph-properties fo:margin-top="0cm" fo:margin-bottom="0.499cm" loext:contextual-spacing="false" fo:line-height="100%"/>
      <style:text-properties officeooo:rsid="001f4224" officeooo:paragraph-rsid="00358310"/>
    </style:style>
    <style:style style:name="P28" style:family="paragraph" style:parent-style-name="Standard">
      <style:paragraph-properties fo:margin-top="0cm" fo:margin-bottom="0.499cm" loext:contextual-spacing="false" fo:line-height="100%"/>
      <style:text-properties officeooo:paragraph-rsid="00348dea"/>
    </style:style>
    <style:style style:name="P29" style:family="paragraph" style:parent-style-name="Text_20_body" style:list-style-name="L1">
      <style:paragraph-properties fo:line-height="100%"/>
      <style:text-properties officeooo:rsid="0019620d" officeooo:paragraph-rsid="0019620d"/>
    </style:style>
    <style:style style:name="P30" style:family="paragraph" style:parent-style-name="Text_20_body" style:list-style-name="L1">
      <style:paragraph-properties fo:line-height="100%"/>
      <style:text-properties officeooo:paragraph-rsid="0019620d"/>
    </style:style>
    <style:style style:name="P31" style:family="paragraph" style:parent-style-name="Text_20_body" style:list-style-name="L1">
      <style:paragraph-properties fo:margin-top="0cm" fo:margin-bottom="0cm" loext:contextual-spacing="false" fo:line-height="100%"/>
      <style:text-properties officeooo:paragraph-rsid="0019620d"/>
    </style:style>
    <style:style style:name="P32" style:family="paragraph" style:parent-style-name="Text_20_body" style:list-style-name="L1">
      <style:paragraph-properties fo:margin-top="0cm" fo:margin-bottom="0cm" loext:contextual-spacing="false" fo:line-height="100%"/>
      <style:text-properties officeooo:rsid="0019620d" officeooo:paragraph-rsid="0019620d"/>
    </style:style>
    <style:style style:name="P33" style:family="paragraph">
      <style:paragraph-properties fo:margin-top="0cm" fo:margin-bottom="0.499cm"/>
    </style:style>
    <style:style style:name="P34" style:family="paragraph">
      <loext:graphic-properties draw:fill="none" draw:fill-color="#ffffff"/>
      <style:paragraph-properties fo:margin-top="0cm" fo:margin-bottom="0.499cm"/>
      <style:text-properties style:font-name="Liberation Serif" fo:font-size="12pt"/>
    </style:style>
    <style:style style:name="T1" style:family="text">
      <style:text-properties style:text-underline-style="none"/>
    </style:style>
    <style:style style:name="T2" style:family="text">
      <style:text-properties style:text-underline-style="none" fo:font-weight="normal" officeooo:rsid="001ac81b" style:font-weight-asian="normal" style:font-weight-complex="normal"/>
    </style:style>
    <style:style style:name="T3" style:family="text">
      <style:text-properties style:text-underline-style="none" officeooo:rsid="001daf3c"/>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19620d" style:font-weight-asian="bold" style:font-weight-complex="bold"/>
    </style:style>
    <style:style style:name="T6" style:family="text">
      <style:text-properties style:text-underline-style="none" fo:font-weight="bold" officeooo:rsid="001f037b" style:font-weight-asian="bold" style:font-weight-complex="bold"/>
    </style:style>
    <style:style style:name="T7" style:family="text">
      <style:text-properties style:text-underline-style="none" fo:font-weight="bold" officeooo:rsid="0022432b" style:font-weight-asian="bold" style:font-weight-complex="bold"/>
    </style:style>
    <style:style style:name="T8" style:family="text">
      <style:text-properties style:text-underline-style="none" fo:font-weight="bold" officeooo:rsid="001fa4b1" style:font-weight-asian="bold" style:font-weight-complex="bold"/>
    </style:style>
    <style:style style:name="T9" style:family="text">
      <style:text-properties style:text-underline-style="none" fo:font-weight="bold" officeooo:rsid="0030acab" style:font-weight-asian="bold" style:font-weight-complex="bold"/>
    </style:style>
    <style:style style:name="T10" style:family="text">
      <style:text-properties style:text-underline-style="none" fo:font-weight="bold" officeooo:rsid="00347a5e" style:font-weight-asian="bold" style:font-weight-complex="bold"/>
    </style:style>
    <style:style style:name="T11" style:family="text">
      <style:text-properties style:text-underline-style="none" fo:font-weight="bold" officeooo:rsid="00348dea" style:font-weight-asian="bold" style:font-weight-complex="bold"/>
    </style:style>
    <style:style style:name="T12" style:family="text">
      <style:text-properties fo:font-style="italic" officeooo:rsid="001ac81b" style:font-style-asian="italic" style:font-style-complex="italic"/>
    </style:style>
    <style:style style:name="T13" style:family="text">
      <style:text-properties fo:font-style="italic" fo:font-weight="normal" officeooo:rsid="00347a5e" style:font-style-asian="italic" style:font-weight-asian="normal" style:font-style-complex="italic" style:font-weight-complex="normal"/>
    </style:style>
    <style:style style:name="T14" style:family="text">
      <style:text-properties officeooo:rsid="001ac81b"/>
    </style:style>
    <style:style style:name="T15" style:family="text">
      <style:text-properties officeooo:rsid="001c9c1d"/>
    </style:style>
    <style:style style:name="T16" style:family="text">
      <style:text-properties fo:font-size="18pt" fo:font-weight="bold" officeooo:rsid="001d3078" style:font-size-asian="18pt" style:font-weight-asian="bold" style:font-size-complex="18pt" style:font-weight-complex="bold"/>
    </style:style>
    <style:style style:name="T17" style:family="text">
      <style:text-properties fo:font-size="18pt" fo:font-weight="bold" officeooo:rsid="0019620d" style:font-size-asian="18pt" style:font-weight-asian="bold" style:font-size-complex="18pt"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fo:font-weight="bold" officeooo:rsid="0019620d" style:font-weight-asian="bold" style:font-weight-complex="bold"/>
    </style:style>
    <style:style style:name="T20" style:family="text">
      <style:text-properties style:text-underline-style="solid" style:text-underline-width="auto" style:text-underline-color="font-color" fo:font-weight="bold" officeooo:rsid="001f037b" style:font-weight-asian="bold" style:font-weight-complex="bold"/>
    </style:style>
    <style:style style:name="T21" style:family="text">
      <style:text-properties style:text-underline-style="solid" style:text-underline-width="auto" style:text-underline-color="font-color" fo:font-weight="bold" officeooo:rsid="001ac81b" style:font-weight-asian="bold" style:font-weight-complex="bold"/>
    </style:style>
    <style:style style:name="T22" style:family="text">
      <style:text-properties style:text-underline-style="solid" style:text-underline-width="auto" style:text-underline-color="font-color" fo:font-weight="bold" officeooo:rsid="00348dea" style:font-weight-asian="bold" style:font-weight-complex="bold"/>
    </style:style>
    <style:style style:name="T23" style:family="text">
      <style:text-properties style:text-underline-style="solid" style:text-underline-width="auto" style:text-underline-color="font-color" fo:font-weight="bold" officeooo:rsid="00358310" style:font-weight-asian="bold" style:font-weight-complex="bold"/>
    </style:style>
    <style:style style:name="T24" style:family="text">
      <style:text-properties officeooo:rsid="001f4224"/>
    </style:style>
    <style:style style:name="T25" style:family="text">
      <style:text-properties fo:font-weight="normal" style:font-weight-asian="normal" style:font-weight-complex="normal"/>
    </style:style>
    <style:style style:name="T26" style:family="text">
      <style:text-properties fo:font-weight="normal" officeooo:rsid="002d6fc7" style:font-weight-asian="normal" style:font-weight-complex="normal"/>
    </style:style>
    <style:style style:name="T27" style:family="text">
      <style:text-properties fo:font-weight="normal" officeooo:rsid="0030acab" style:font-weight-asian="normal" style:font-weight-complex="normal"/>
    </style:style>
    <style:style style:name="T28" style:family="text">
      <style:text-properties fo:font-weight="normal" officeooo:rsid="0033fbfd" style:font-weight-asian="normal" style:font-weight-complex="normal"/>
    </style:style>
    <style:style style:name="T29" style:family="text">
      <style:text-properties fo:font-weight="normal" officeooo:rsid="00347a5e" style:font-weight-asian="normal" style:font-weight-complex="normal"/>
    </style:style>
    <style:style style:name="T30" style:family="text">
      <style:text-properties fo:font-weight="normal" officeooo:rsid="00347e27" style:font-weight-asian="normal" style:font-weight-complex="normal"/>
    </style:style>
    <style:style style:name="T31" style:family="text">
      <style:text-properties fo:font-weight="normal" officeooo:rsid="0036cf86" style:font-weight-asian="normal" style:font-weight-complex="normal"/>
    </style:style>
    <style:style style:name="T32" style:family="text">
      <style:text-properties fo:font-weight="normal" officeooo:rsid="00384e54" style:font-weight-asian="normal" style:font-weight-complex="normal"/>
    </style:style>
    <style:style style:name="T33" style:family="text">
      <style:text-properties officeooo:rsid="00286152"/>
    </style:style>
    <style:style style:name="T34" style:family="text">
      <style:text-properties fo:font-style="normal" fo:font-weight="normal" officeooo:rsid="00348dea" style:font-style-asian="normal" style:font-weight-asian="normal" style:font-style-complex="normal" style:font-weight-complex="normal"/>
    </style:style>
    <style:style style:name="T35" style:family="text">
      <style:text-properties officeooo:rsid="0038d2fa"/>
    </style:style>
    <style:style style:name="T36" style:family="text">
      <style:text-properties officeooo:rsid="003a6c56"/>
    </style:style>
    <style:style style:name="T37" style:family="text">
      <style:text-properties style:font-name="Liberation Serif" fo:font-size="12pt"/>
    </style:style>
    <style:style style:name="T38"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17">E</text:span><text:span text:style-name="T16">xos</text:span><text:span text:style-name="T17"> bases en Python</text:span></text:p>
      <text:p text:style-name="P12"/>
      <text:p text:style-name="P2">Exercice 1 :<text:span text:style-name="T1"> </text:span><text:span text:style-name="T3">les impairs</text:span></text:p>
      <text:p text:style-name="P3"/>
      <text:p text:style-name="P1"><text:span text:style-name="T2">É</text:span>crire une fonction qui prend <text:span text:style-name="T14">2</text:span> <text:span text:style-name="T14">nombres</text:span> en paramètres, et qui affiche, dans l'ordre croissant, tous les <text:span text:style-name="T36">entiers</text:span> impairs se trouvant entre ces deux <text:span text:style-name="T35">nombres</text:span>. Vous devez afficher ces nombres, en les séparant uniquement d'un espace.<text:line-break/><text:span text:style-name="T12">Exemple : fonction(42.75, 52.23) doit renvoyer 43 45 47 49 51</text:span></text:p>
      <text:p text:style-name="P11"><text:span text:style-name="T18">Exercice </text:span><text:span text:style-name="T21">2</text:span><text:span text:style-name="T18"> :</text:span><text:span text:style-name="T4"> le jeu du plus ou moins</text:span></text:p>
      <text:p text:style-name="P20"/>
      <text:p text:style-name="P10">Code<text:span text:style-name="T24">r</text:span> le jeu suivant.</text:p>
      <text:p text:style-name="P10">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10"/>
      <text:p text:style-name="P10">On pourra ajouter en options dans ce jeu les fonctionnalités suivantes :</text:p>
      <text:list xml:id="list2976695888" text:style-name="L1">
        <text:list-item>
          <text:p text:style-name="P29">L'ordinateur affiche un message d'erreur si l'utilisateur propose un nombre inférieur à 0 ou supérieur à 100.</text:p>
        </text:list-item>
        <text:list-item>
          <text:p text:style-name="P30">Vous pouvez choisir le niveau de difficulté <text:span text:style-name="T15">(c’est-à-dire la taille de l’intervalle possible)</text:span></text:p>
        </text:list-item>
        <text:list-item>
          <text:p text:style-name="P30">Vous pouvez inclure un mode multijoueur où un autre utilisateur entre le nombre à deviner </text:p>
        </text:list-item>
        <text:list-item>
          <text:p text:style-name="P31">Vous pouvez ajouter une variable "compteur" qui fait en sorte de dire à l'utilisateur en combien de coups il a réussi à découvrir le nombre (ex. : "Vous avez trouvé le nombre en 5 coups") </text:p>
        </text:list-item>
        <text:list-item>
          <text:p text:style-name="P32">Vous pouvez ajouter un second compteur qui somme les scores de chaque partie</text:p>
        </text:list-item>
        <text:list-item>
          <text:p text:style-name="P30">Et enfin vous pouvez demander à l'utilisateur s'il veut refaire une partie ou pas</text:p>
        </text:list-item>
      </text:list>
      <text:p text:style-name="P15"><text:span text:style-name="T19">Exercice </text:span><text:span text:style-name="T20">3</text:span><text:span text:style-name="T19"> :</text:span><text:span text:style-name="T5"> le</text:span><text:span text:style-name="T6">s plus grands nombres</text:span></text:p>
      <text:p text:style-name="P19"/>
      <text:p text:style-name="P21">Générer une liste aléatoire de 100 entiers puis en extraire les 10 plus grands.</text:p>
      <text:p text:style-name="P21">Généraliser votre algorithme en créant une fonction prenant comme paramètres la taille de la liste initiale et le nombre d’entiers à extraire.<text:line-break/>Contrainte : ne pas utiliser les fonctions de tri sort() ou sorted()</text:p>
      <text:p text:style-name="P21"/>
      <text:p text:style-name="P24"><text:span text:style-name="Strong_20_Emphasis"><text:span text:style-name="T19">Exercice </text:span></text:span><text:span text:style-name="Strong_20_Emphasis"><text:span text:style-name="T23">4</text:span></text:span><text:span text:style-name="Strong_20_Emphasis"><text:span text:style-name="T19"> :</text:span></text:span><text:span text:style-name="Strong_20_Emphasis"><text:span text:style-name="T5"> </text:span></text:span><text:span text:style-name="Strong_20_Emphasis"><text:span text:style-name="T11">les algorithmes de tri</text:span></text:span></text:p>
      <text:p text:style-name="P27"><text:span text:style-name="Strong_20_Emphasis"><text:span text:style-name="T26">É</text:span></text:span><text:span text:style-name="Strong_20_Emphasis"><text:span text:style-name="T29">crire</text:span></text:span><text:span text:style-name="Strong_20_Emphasis"><text:span text:style-name="T26"> une fonction permettant de trier une liste. </text:span></text:span><text:span text:style-name="Strong_20_Emphasis"><text:span text:style-name="T29">Sans utiliser les méthodes intégrées sort() ou sorted()</text:span></text:span><text:span text:style-name="Strong_20_Emphasis"><text:span text:style-name="T26">. </text:span></text:span><text:span text:style-name="Strong_20_Emphasis"><text:span text:style-name="T29">Utiliser au moins 3 algorithmes différents. De plus, afficher les temps d’exécution des différents algorithmes à l’aide du package </text:span></text:span><text:span text:style-name="Strong_20_Emphasis"><text:span text:style-name="T13">time </text:span></text:span><text:span text:style-name="Strong_20_Emphasis"><text:span text:style-name="T34">puis comparer les au temps d’exécution de méthodes sort() et sorted()</text:span></text:span></text:p>
      <text:p text:style-name="P24"><text:span text:style-name="Strong_20_Emphasis"><text:span text:style-name="T19">Exercice </text:span></text:span><text:span text:style-name="Strong_20_Emphasis"><text:span text:style-name="T23">5</text:span></text:span><text:span text:style-name="Strong_20_Emphasis"><text:span text:style-name="T19"> :</text:span></text:span><text:span text:style-name="Strong_20_Emphasis"><text:span text:style-name="T5"> </text:span></text:span><text:span text:style-name="Strong_20_Emphasis"><text:span text:style-name="T9">d</text:span></text:span><text:span text:style-name="Strong_20_Emphasis"><text:span text:style-name="T10">es conversions</text:span></text:span></text:p>
      <text:p text:style-name="P24"><text:span text:style-name="Strong_20_Emphasis"><text:span text:style-name="T26">É</text:span></text:span><text:span text:style-name="Strong_20_Emphasis"><text:span text:style-name="T27">crire</text:span></text:span><text:span text:style-name="Strong_20_Emphasis"><text:span text:style-name="T26"> un programme qui converti</text:span></text:span><text:span text:style-name="Strong_20_Emphasis"><text:span text:style-name="T27">t</text:span></text:span><text:span text:style-name="Strong_20_Emphasis"><text:span text:style-name="T26"> un nombre entier de secondes fourni au départ, en un nombre d'années, de mois, de jours, de minutes et de secondes.<text:line-break/></text:span></text:span><text:span text:style-name="Strong_20_Emphasis"><text:span text:style-name="T27">Écrire</text:span></text:span><text:span text:style-name="Strong_20_Emphasis"><text:span text:style-name="T26"> un programme qui c</text:span></text:span><text:span text:style-name="Strong_20_Emphasis"><text:span text:style-name="T27">onvertit</text:span></text:span><text:span text:style-name="Strong_20_Emphasis"><text:span text:style-name="T26"> en mètres par seconde et en km/h une vitesse fournie par l'utilisateur en miles/heure (1 mile = 1609 mètres)</text:span></text:span></text:p>
      <text:p text:style-name="P24"><text:span text:style-name="Strong_20_Emphasis"><text:span text:style-name="T34"/></text:span></text:p>
      <text:p text:style-name="P21"><text:soft-page-break/></text:p>
      <text:p text:style-name="P14"><text:span text:style-name="T19">Exercice </text:span><text:span text:style-name="T23">6</text:span><text:span text:style-name="T19"> :</text:span><text:span text:style-name="T5"> </text:span><text:span text:style-name="T8">l</text:span><text:span text:style-name="T7">e triangle de Pascal</text:span></text:p>
      <text:p text:style-name="P18"/>
      <text:p text:style-name="P9">Soit le tableau de Pascal : </text:p>
      <table:table table:name="Tableau3" table:style-name="Tableau3">
        <table:table-column table:style-name="Tableau3.A"/>
        <table:table-column table:style-name="Tableau3.B" table:number-columns-repeated="10"/>
        <table:table-row>
          <table:table-cell table:style-name="Tableau3.A1" office:value-type="string">
            <text:p text:style-name="P4"><draw:frame text:anchor-type="paragraph" draw:z-index="0" draw:name="Forme1" draw:style-name="gr1" draw:text-style-name="P34" svg:width="7.1cm" svg:height="5.049cm" svg:x="11.335cm" svg:y="0.363cm"><draw:text-box><text:p text:style-name="P33"><text:span text:style-name="T37">Chaque élément d'une ligne s'obtient en </text:span><text:span text:style-name="T37">sommant les deux termes au-dessus et à </text:span><text:span text:style-name="T37">gauche de l'élément. Les premiers et </text:span><text:span text:style-name="T37">derniers termes </text:span><text:span text:style-name="T37"><text:line-break/></text:span><text:span text:style-name="T38">Exemple : ligne 7, on a 35 = 20 + 15.</text:span><text:span text:style-name="T37"><text:line-break/></text:span><text:span text:style-name="T37"><text:line-break/></text:span><text:span text:style-name="T37">Écrire un programme qui prend comme </text:span><text:span text:style-name="T37">paramètre le numéro de ligne n et renvoie </text:span><text:span text:style-name="T37">la plus grande valeur de la ligne n du </text:span><text:span text:style-name="T37">tableau de Pascal.</text:span></text:p></draw:text-box></draw:frame>1ère ligne</text:p>
          </table:table-cell>
          <table:table-cell table:style-name="Tableau3.A1" office:value-type="string">
            <text:p text:style-name="P5">1</text:p>
          </table:table-cell>
          <table:table-cell table:style-name="Tableau3.A1" office:value-type="string">
            <text:p text:style-name="P5">1</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K1" office:value-type="string">
            <text:p text:style-name="P6"/>
          </table:table-cell>
        </table:table-row>
        <table:table-row>
          <table:table-cell table:style-name="Tableau3.A2" office:value-type="string">
            <text:p text:style-name="P4">2ème ligne</text:p>
          </table:table-cell>
          <table:table-cell table:style-name="Tableau3.A2" office:value-type="string">
            <text:p text:style-name="P5">1</text:p>
          </table:table-cell>
          <table:table-cell table:style-name="Tableau3.A2" office:value-type="string">
            <text:p text:style-name="P5">2</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3ème ligne</text:p>
          </table:table-cell>
          <table:table-cell table:style-name="Tableau3.A2" office:value-type="string">
            <text:p text:style-name="P5">1</text:p>
          </table:table-cell>
          <table:table-cell table:style-name="Tableau3.A2" office:value-type="string">
            <text:p text:style-name="P5">3</text:p>
          </table:table-cell>
          <table:table-cell table:style-name="Tableau3.A2" office:value-type="string">
            <text:p text:style-name="P5">3</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4ème ligne</text:p>
          </table:table-cell>
          <table:table-cell table:style-name="Tableau3.A2" office:value-type="string">
            <text:p text:style-name="P5">1</text:p>
          </table:table-cell>
          <table:table-cell table:style-name="Tableau3.A2" office:value-type="string">
            <text:p text:style-name="P5">4</text:p>
          </table:table-cell>
          <table:table-cell table:style-name="Tableau3.A2" office:value-type="string">
            <text:p text:style-name="P5">6</text:p>
          </table:table-cell>
          <table:table-cell table:style-name="Tableau3.A2" office:value-type="string">
            <text:p text:style-name="P5">4</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5ème ligne</text:p>
          </table:table-cell>
          <table:table-cell table:style-name="Tableau3.A2" office:value-type="string">
            <text:p text:style-name="P5">1</text:p>
          </table:table-cell>
          <table:table-cell table:style-name="Tableau3.A2" office:value-type="string">
            <text:p text:style-name="P5">5</text:p>
          </table:table-cell>
          <table:table-cell table:style-name="Tableau3.A2" office:value-type="string">
            <text:p text:style-name="P5">10</text:p>
          </table:table-cell>
          <table:table-cell table:style-name="Tableau3.A2" office:value-type="string">
            <text:p text:style-name="P5">10</text:p>
          </table:table-cell>
          <table:table-cell table:style-name="Tableau3.A2" office:value-type="string">
            <text:p text:style-name="P5">5</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6ème ligne</text:p>
          </table:table-cell>
          <table:table-cell table:style-name="Tableau3.A2" office:value-type="string">
            <text:p text:style-name="P5">1</text:p>
          </table:table-cell>
          <table:table-cell table:style-name="Tableau3.A2" office:value-type="string">
            <text:p text:style-name="P5">6</text:p>
          </table:table-cell>
          <table:table-cell table:style-name="Tableau3.A2" office:value-type="string">
            <text:p text:style-name="P7">15 <text:span text:style-name="T33">+</text:span></text:p>
          </table:table-cell>
          <table:table-cell table:style-name="Tableau3.A2" office:value-type="string">
            <text:p text:style-name="P7">20</text:p>
          </table:table-cell>
          <table:table-cell table:style-name="Tableau3.A2" office:value-type="string">
            <text:p text:style-name="P5">15</text:p>
          </table:table-cell>
          <table:table-cell table:style-name="Tableau3.A2" office:value-type="string">
            <text:p text:style-name="P5">6</text:p>
          </table:table-cell>
          <table:table-cell table:style-name="Tableau3.A2" office:value-type="string">
            <text:p text:style-name="P5">1</text:p>
          </table:table-cell>
          <table:table-cell table:style-name="Tableau3.A2" office:value-type="string">
            <text:p text:style-name="P6"/>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7ème ligne</text:p>
          </table:table-cell>
          <table:table-cell table:style-name="Tableau3.A2" office:value-type="string">
            <text:p text:style-name="P5">1</text:p>
          </table:table-cell>
          <table:table-cell table:style-name="Tableau3.A2" office:value-type="string">
            <text:p text:style-name="P5">7</text:p>
          </table:table-cell>
          <table:table-cell table:style-name="Tableau3.A2" office:value-type="string">
            <text:p text:style-name="P5">21</text:p>
          </table:table-cell>
          <table:table-cell table:style-name="Tableau3.A2" office:value-type="string">
            <text:p text:style-name="P8">=35</text:p>
          </table:table-cell>
          <table:table-cell table:style-name="Tableau3.A2" office:value-type="string">
            <text:p text:style-name="P5">35</text:p>
          </table:table-cell>
          <table:table-cell table:style-name="Tableau3.A2" office:value-type="string">
            <text:p text:style-name="P5">21</text:p>
          </table:table-cell>
          <table:table-cell table:style-name="Tableau3.A2" office:value-type="string">
            <text:p text:style-name="P5">7</text:p>
          </table:table-cell>
          <table:table-cell table:style-name="Tableau3.A2" office:value-type="string">
            <text:p text:style-name="P5">1</text:p>
          </table:table-cell>
          <table:table-cell table:style-name="Tableau3.A2" office:value-type="string">
            <text:p text:style-name="P6"/>
          </table:table-cell>
          <table:table-cell table:style-name="Tableau3.K2" office:value-type="string">
            <text:p text:style-name="P6"/>
          </table:table-cell>
        </table:table-row>
        <table:table-row>
          <table:table-cell table:style-name="Tableau3.A2" office:value-type="string">
            <text:p text:style-name="P4">8ème ligne</text:p>
          </table:table-cell>
          <table:table-cell table:style-name="Tableau3.A2" office:value-type="string">
            <text:p text:style-name="P5">1</text:p>
          </table:table-cell>
          <table:table-cell table:style-name="Tableau3.A2" office:value-type="string">
            <text:p text:style-name="P5">8</text:p>
          </table:table-cell>
          <table:table-cell table:style-name="Tableau3.A2" office:value-type="string">
            <text:p text:style-name="P5">28</text:p>
          </table:table-cell>
          <table:table-cell table:style-name="Tableau3.A2" office:value-type="string">
            <text:p text:style-name="P5">56</text:p>
          </table:table-cell>
          <table:table-cell table:style-name="Tableau3.A2" office:value-type="string">
            <text:p text:style-name="P5">70</text:p>
          </table:table-cell>
          <table:table-cell table:style-name="Tableau3.A2" office:value-type="string">
            <text:p text:style-name="P5">56</text:p>
          </table:table-cell>
          <table:table-cell table:style-name="Tableau3.A2" office:value-type="string">
            <text:p text:style-name="P5">28</text:p>
          </table:table-cell>
          <table:table-cell table:style-name="Tableau3.A2" office:value-type="string">
            <text:p text:style-name="P5">8</text:p>
          </table:table-cell>
          <table:table-cell table:style-name="Tableau3.A2" office:value-type="string">
            <text:p text:style-name="P5">1</text:p>
          </table:table-cell>
          <table:table-cell table:style-name="Tableau3.K2" office:value-type="string">
            <text:p text:style-name="P5"/>
          </table:table-cell>
        </table:table-row>
        <table:table-row>
          <table:table-cell table:style-name="Tableau3.A2" office:value-type="string">
            <text:p text:style-name="P4">9ème ligne</text:p>
          </table:table-cell>
          <table:table-cell table:style-name="Tableau3.A2" office:value-type="string">
            <text:p text:style-name="P5">1</text:p>
          </table:table-cell>
          <table:table-cell table:style-name="Tableau3.A2" office:value-type="string">
            <text:p text:style-name="P5">9</text:p>
          </table:table-cell>
          <table:table-cell table:style-name="Tableau3.A2" office:value-type="string">
            <text:p text:style-name="P5">36</text:p>
          </table:table-cell>
          <table:table-cell table:style-name="Tableau3.A2" office:value-type="string">
            <text:p text:style-name="P5">84</text:p>
          </table:table-cell>
          <table:table-cell table:style-name="Tableau3.A2" office:value-type="string">
            <text:p text:style-name="P5">126</text:p>
          </table:table-cell>
          <table:table-cell table:style-name="Tableau3.A2" office:value-type="string">
            <text:p text:style-name="P5">126</text:p>
          </table:table-cell>
          <table:table-cell table:style-name="Tableau3.A2" office:value-type="string">
            <text:p text:style-name="P5">84</text:p>
          </table:table-cell>
          <table:table-cell table:style-name="Tableau3.A2" office:value-type="string">
            <text:p text:style-name="P5">36</text:p>
          </table:table-cell>
          <table:table-cell table:style-name="Tableau3.A2" office:value-type="string">
            <text:p text:style-name="P5">9</text:p>
          </table:table-cell>
          <table:table-cell table:style-name="Tableau3.K2" office:value-type="string">
            <text:p text:style-name="P5">1</text:p>
          </table:table-cell>
        </table:table-row>
      </table:table>
      <text:p text:style-name="P26"><text:span text:style-name="Strong_20_Emphasis"><text:span text:style-name="T25"/></text:span></text:p>
      <text:p text:style-name="P13"><text:span text:style-name="T19">Exercice </text:span><text:span text:style-name="T23">7</text:span><text:span text:style-name="T19"> :</text:span><text:span text:style-name="T5"> </text:span><text:span text:style-name="T9">quelques notes</text:span></text:p>
      <text:p text:style-name="P17"/>
      <text:p text:style-name="P22"><text:span text:style-name="Strong_20_Emphasis"><text:span text:style-name="T26">Écrire un programme </text:span></text:span><text:span text:style-name="Strong_20_Emphasis"><text:span text:style-name="T27">permettant</text:span></text:span><text:span text:style-name="Strong_20_Emphasis"><text:span text:style-name="T26"> d'entrer des notes d'élèves </text:span></text:span><text:span text:style-name="Strong_20_Emphasis"><text:span text:style-name="T28">d’élèves sur 20 jusqu’à ce l’utilisateur saisisse une note vide. Construire </text:span></text:span><text:span text:style-name="Strong_20_Emphasis"><text:span text:style-name="T26">une liste </text:span></text:span><text:span text:style-name="Strong_20_Emphasis"><text:span text:style-name="T28">et à</text:span></text:span><text:span text:style-name="Strong_20_Emphasis"><text:span text:style-name="T26"> </text:span></text:span><text:span text:style-name="Strong_20_Emphasis"><text:span text:style-name="T28">chaque nouvelle entrée</text:span></text:span><text:span text:style-name="Strong_20_Emphasis"><text:span text:style-name="T26">, afficher le nombre de notes entrées, la note la plus élevée, la note la plus basse, la moyenne de toutes les notes.</text:span></text:span></text:p>
      <text:p text:style-name="P23"><text:span text:style-name="Strong_20_Emphasis"><text:span text:style-name="T19">Exercice </text:span></text:span><text:span text:style-name="Strong_20_Emphasis"><text:span text:style-name="T23">8</text:span></text:span><text:span text:style-name="Strong_20_Emphasis"><text:span text:style-name="T19"> :</text:span></text:span><text:span text:style-name="Strong_20_Emphasis"><text:span text:style-name="T5"> </text:span></text:span><text:span text:style-name="Strong_20_Emphasis"><text:span text:style-name="T11">une première base de données</text:span></text:span></text:p>
      <text:p text:style-name="P25"><text:span text:style-name="Strong_20_Emphasis"><text:span text:style-name="T26">É</text:span></text:span><text:span text:style-name="Strong_20_Emphasis"><text:span text:style-name="T30">crire</text:span></text:span><text:span text:style-name="Strong_20_Emphasis"><text:span text:style-name="T26"> un script qui crée un système de base de données fonctionnant à l'aide d'un dictionnaire, et dans lequel vous mémoriserez les noms d'une série d’</text:span></text:span><text:span text:style-name="Strong_20_Emphasis"><text:span text:style-name="T30">individus</text:span></text:span><text:span text:style-name="Strong_20_Emphasis"><text:span text:style-name="T26">, leur âge, </text:span></text:span><text:span text:style-name="Strong_20_Emphasis"><text:span text:style-name="T30">leur sexe et</text:span></text:span><text:span text:style-name="Strong_20_Emphasis"><text:span text:style-name="T26"> leur taille. Votre script devra comporter 4 fonctions : la première pour le remplissage du dictionnaire, la seconde pour sa consultation, </text:span></text:span><text:span text:style-name="Strong_20_Emphasis"><text:span text:style-name="T31">la troisième pour sa sauvegarde au format texte et la quatrième pour </text:span></text:span><text:span text:style-name="Strong_20_Emphasis"><text:span text:style-name="T32">reconstituer le dictionnaire à partir du fichier texte.</text:span></text:span></text:p>
      <text:p text:style-name="P25"><text:span text:style-name="Strong_20_Emphasis"><text:span text:style-name="T26">L</text:span></text:span><text:span text:style-name="Strong_20_Emphasis"><text:span text:style-name="T30">a fonction de remplissage doit permettre d’ajouter les informations des individus au dictionnaire :</text:span></text:span><text:span text:style-name="Strong_20_Emphasis"><text:span text:style-name="T26"> le nom de l’</text:span></text:span><text:span text:style-name="Strong_20_Emphasis"><text:span text:style-name="T30">individu</text:span></text:span><text:span text:style-name="Strong_20_Emphasis"><text:span text:style-name="T26"> servira de clé d'accès, et les valeurs seront constituées de tuples (âge, </text:span></text:span><text:span text:style-name="Strong_20_Emphasis"><text:span text:style-name="T30">sexe,</text:span></text:span><text:span text:style-name="Strong_20_Emphasis"><text:span text:style-name="T26"> taille), dans lesquels l'âge sera exprimé en années (donnée de type entier), </text:span></text:span><text:span text:style-name="Strong_20_Emphasis"><text:span text:style-name="T30">le sexe au format ‘F’ ou ‘M’ </text:span></text:span><text:span text:style-name="Strong_20_Emphasis"><text:span text:style-name="T26">et la taille en mètres (donnée de type réel).</text:span></text:span></text:p>
      <text:p text:style-name="P25"><text:span text:style-name="Strong_20_Emphasis"><text:span text:style-name="T26">La fonction de consultation d</text:span></text:span><text:span text:style-name="Strong_20_Emphasis"><text:span text:style-name="T30">oit permettre à l’utilisateur d’</text:span></text:span><text:span text:style-name="Strong_20_Emphasis"><text:span text:style-name="T26">obtenir </text:span></text:span><text:span text:style-name="Strong_20_Emphasis"><text:span text:style-name="T30">à partir d’un nom </text:span></text:span><text:span text:style-name="Strong_20_Emphasis"><text:span text:style-name="T26">l</text:span></text:span><text:span text:style-name="Strong_20_Emphasis"><text:span text:style-name="T30">e triplet </text:span></text:span><text:span text:style-name="Strong_20_Emphasis"><text:span text:style-name="T26">« âge, </text:span></text:span><text:span text:style-name="Strong_20_Emphasis"><text:span text:style-name="T30">sexe,</text:span></text:span><text:span text:style-name="Strong_20_Emphasis"><text:span text:style-name="T26"> taille » correspondant. Le résultat de la requête devra être une ligne de texte bien formatée, telle par exemple : « Nom : Jean Dhoute - âge : 15 ans - taille : 1.74 m ».</text:span></text:span></text:p>
      <text:p text:style-name="P25"><text:span text:style-name="Strong_20_Emphasis"><text:span text:style-name="T31">La fonction de sauvegarde doit stocker dans c</text:span></text:span><text:span text:style-name="Strong_20_Emphasis"><text:span text:style-name="T26">haque ligne de votre fichier texte un élément du dictionnaire. Elle sera formatée de manière à bien séparer </text:span></text:span><text:span text:style-name="Strong_20_Emphasis"><text:span text:style-name="T32">la clé et les différentes valeurs.</text:span></text:span><text:span text:style-name="Strong_20_Emphasis"><text:span text:style-name="T26"><text:line-break/><text:line-break/></text:span></text:span><text:span text:style-name="Strong_20_Emphasis"><text:span text:style-name="T19">Exercice </text:span></text:span><text:span text:style-name="Strong_20_Emphasis"><text:span text:style-name="T23">9</text:span></text:span><text:span text:style-name="Strong_20_Emphasis"><text:span text:style-name="T19"> :</text:span></text:span><text:span text:style-name="Strong_20_Emphasis"><text:span text:style-name="T5"> </text:span></text:span><text:span text:style-name="Strong_20_Emphasis"><text:span text:style-name="T11">manipulations de dictionnaires</text:span></text:span></text:p>
      <text:p text:style-name="P23"><text:span text:style-name="Strong_20_Emphasis"><text:span text:style-name="T30">Écrire </text:span></text:span><text:span text:style-name="Strong_20_Emphasis"><text:span text:style-name="T26">une fonction qui échange les clés et les valeurs d'un dictionnaire (ce qui permettra par exemple de transformer un dictionnaire anglais/français en un dictionnaire français/anglais). </text:span></text:span><text:span text:style-name="Strong_20_Emphasis"><text:span text:style-name="T30">On suppose qu’il n’y a pas de valeurs en double pour simplifier.</text:span></text:span></text:p>
      <text:p text:style-name="P23"><text:span text:style-name="Strong_20_Emphasis"><text:span text:style-name="T19"/></text:span></text:p>
      <text:p text:style-name="P23"><text:span text:style-name="Strong_20_Emphasis"><text:span text:style-name="T19"/></text:span></text:p>
      <text:p text:style-name="P23"><text:soft-page-break/><text:span text:style-name="Strong_20_Emphasis"><text:span text:style-name="T19">Exercice </text:span></text:span><text:span text:style-name="Strong_20_Emphasis"><text:span text:style-name="T22">1</text:span></text:span><text:span text:style-name="Strong_20_Emphasis"><text:span text:style-name="T23">0</text:span></text:span><text:span text:style-name="Strong_20_Emphasis"><text:span text:style-name="T19"> :</text:span></text:span><text:span text:style-name="Strong_20_Emphasis"><text:span text:style-name="T5"> </text:span></text:span><text:span text:style-name="Strong_20_Emphasis"><text:span text:style-name="T10">manipulation</text:span></text:span><text:span text:style-name="Strong_20_Emphasis"><text:span text:style-name="T11">s</text:span></text:span><text:span text:style-name="Strong_20_Emphasis"><text:span text:style-name="T10"> de fichiers textes</text:span></text:span></text:p>
      <text:p text:style-name="P23"><text:span text:style-name="Strong_20_Emphasis"><text:span text:style-name="T28">Écrire</text:span></text:span><text:span text:style-name="Strong_20_Emphasis"><text:span text:style-name="T26"> un script qui p</text:span></text:span><text:span text:style-name="Strong_20_Emphasis"><text:span text:style-name="T28">ermet</text:span></text:span><text:span text:style-name="Strong_20_Emphasis"><text:span text:style-name="T26">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23"><text:span text:style-name="Strong_20_Emphasis"><text:span text:style-name="T26">É</text:span></text:span><text:span text:style-name="Strong_20_Emphasis"><text:span text:style-name="T29">crire </text:span></text:span><text:span text:style-name="Strong_20_Emphasis"><text:span text:style-name="T26">un script qui génère automatiquement un fichier texte contenant les tables de multiplication de 2 à 30 (chacune d'entre elles incluant 20 termes seulement).<text:line-break/><text:line-break/></text:span></text:span><text:span text:style-name="Strong_20_Emphasis"><text:span text:style-name="T29">Écrire</text:span></text:span><text:span text:style-name="Strong_20_Emphasis"><text:span text:style-name="T26"> un script qui recopie un fichier texte en triplant tous les espaces entre les mots.<text:line-break/><text:line-break/></text:span></text:span><text:span text:style-name="Strong_20_Emphasis"><text:span text:style-name="T29">À</text:span></text:span><text:span text:style-name="Strong_20_Emphasis"><text:span text:style-name="T26"> partir de deux fichiers préexistants A et B, construisez un fichier C qui contienne alternativement un élément de A, un élément de B, un élément de A, ... et ainsi de suite jusqu'à atteindre la fin de l'un des deux fichiers originaux. Complétez ensuite C avec les éléments restant sur l'autre.<text:line-break/></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08T10:04:10.735516597</meta:creation-date>
    <dc:date>2019-11-12T17:40:46.689825317</dc:date>
    <meta:editing-duration>PT11H49M30S</meta:editing-duration>
    <meta:editing-cycles>30</meta:editing-cycles>
    <meta:generator>LibreOffice/6.3.3.2.0$Linux_X86_64 LibreOffice_project/3de445f0488b6b3c405222dbea27cd0e1481200f</meta:generator>
    <meta:document-statistic meta:table-count="1" meta:image-count="0" meta:object-count="0" meta:page-count="3" meta:paragraph-count="96" meta:word-count="998" meta:character-count="5694" meta:non-whitespace-character-count="4791"/>
  </office:meta>
</office:document-meta>
</file>